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Software Defined Radio Communication Link</text:p>
      <text:p text:style-name="P1">for an Unmanned Aerial Vehicle </text:p>
      <text:p text:style-name="P1"/>
      <text:p text:style-name="P1">University: California State University Northridge</text:p>
      <text:p text:style-name="P1">Advisor: Dr. Sharlene Katz, James Flynn, Dr. David Schwartz</text:p>
      <text:p text:style-name="P1">Team Members: Brian Meadows, Micheal Berman, Derrick Jones, Charles Judah</text:p>
      <text:p text:style-name="P1">Ryan Rawson, David Alvarez</text:p>
      <text:p text:style-name="P1"/>
      <text:p text:style-name="P1"/>
      <text:p text:style-name="P2">Abstract: Commonly communication between a ground station and an Unmanned Aerial Vehicle (UAV) is done using hardware either digital or analog. The purpose of this project was to design a communication link which uses software to model as much of the existing hardware as possible. Specifically this project focused on utilizing and extending an open software software library known as gnuradio to design a ground station, a communication link, and and on board controller. The ground station is capable of interrogating the on board controller for telemetry data, images from the plane, frequency spread, GPS data as well as any other data necessary to give situational awareness to the user. All of the commands and data are performed through the use of an intuitive graphical user interface. The on board controller has been designed to function as close to an embedded application as possible able to perform the various commands that may be sent from the ground station. The communication link models a comparable digital hardware scheme. The goal of this paper is to demonstrate the effectiveness of modeling typical communication hardware using software.</text:p>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2T20:53:46</meta:creation-date>
    <dc:date>2009-09-02T22:33:32</dc:date>
    <meta:editing-duration>PT01H39M49S</meta:editing-duration>
    <meta:editing-cycles>2</meta:editing-cycles>
    <meta:generator>OpenOffice.org/3.0$Linux OpenOffice.org_project/300m15$Build-9379</meta:generator>
    <meta:document-statistic meta:table-count="0" meta:image-count="0" meta:object-count="0" meta:page-count="1" meta:paragraph-count="7" meta:word-count="222" meta:character-count="1441"/>
    <meta:user-defined meta:name="Info 1"/>
    <meta:user-defined meta:name="Info 2"/>
    <meta:user-defined meta:name="Info 3"/>
    <meta:user-defined meta:name="Info 4"/>
  </office:meta>
</office:document-meta>
</file>